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github.com/CWelch04/MART120" text:style-name="Internet_20_link" text:visited-style-name="Visited_20_Internet_20_Link">CWelch04/MART120: Classwork/homework for Creative coding (github.com)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ourtney Welch</meta:initial-creator>
    <meta:creation-date>2022-09-04T22:09:23.43</meta:creation-date>
    <meta:document-statistic meta:table-count="0" meta:image-count="0" meta:object-count="0" meta:page-count="1" meta:paragraph-count="1" meta:word-count="6" meta:character-count="70"/>
    <dc:date>2022-09-04T22:10:19.96</dc:date>
    <dc:creator>Courtney Welch</dc:creator>
    <meta:editing-duration>PT58S</meta:editing-duration>
    <meta:editing-cycles>1</meta:editing-cycles>
    <meta:generator>OpenOffice/4.1.13$Win32 OpenOffice.org_project/4113m1$Build-9810</meta:generator>
  </office:meta>
</office:document-meta>
</file>